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50%" fo:text-align="justify" style:justify-single-word="false"/>
      <style:text-properties officeooo:paragraph-rsid="00255bdb"/>
    </style:style>
    <style:style style:name="P2" style:family="paragraph" style:parent-style-name="Standard">
      <style:paragraph-properties fo:margin-top="0.101cm" fo:margin-bottom="0.101cm" loext:contextual-spacing="false" fo:line-height="150%" fo:text-align="justify" style:justify-single-word="false"/>
      <style:text-properties officeooo:rsid="002db1d9" officeooo:paragraph-rsid="002db1d9"/>
    </style:style>
    <style:style style:name="P3" style:family="paragraph" style:parent-style-name="Standard">
      <style:paragraph-properties fo:margin-top="0.101cm" fo:margin-bottom="0.101cm" loext:contextual-spacing="false" fo:line-height="150%" fo:text-align="justify" style:justify-single-word="false"/>
      <style:text-properties fo:language="en" fo:country="US" officeooo:rsid="00255bdb" officeooo:paragraph-rsid="00255bdb"/>
    </style:style>
    <style:style style:name="P4" style:family="paragraph" style:parent-style-name="Standard">
      <style:paragraph-properties fo:margin-top="0.101cm" fo:margin-bottom="0.101cm" loext:contextual-spacing="false" fo:line-height="150%" fo:text-align="justify" style:justify-single-word="false"/>
      <style:text-properties fo:language="en" fo:country="US" officeooo:rsid="002db1d9" officeooo:paragraph-rsid="002db1d9"/>
    </style:style>
    <style:style style:name="T1" style:family="text">
      <style:text-properties fo:language="en" fo:country="US"/>
    </style:style>
    <style:style style:name="T2" style:family="text">
      <style:text-properties fo:language="en" fo:country="US" officeooo:rsid="00255bdb"/>
    </style:style>
    <style:style style:name="T3" style:family="text">
      <style:text-properties fo:language="en" fo:country="US" officeooo:rsid="0028acff"/>
    </style:style>
    <style:style style:name="T4" style:family="text">
      <style:text-properties fo:language="en" fo:country="US" officeooo:rsid="002bd67b"/>
    </style:style>
    <style:style style:name="T5" style:family="text">
      <style:text-properties fo:language="en" fo:country="US" officeooo:rsid="002db1d9"/>
    </style:style>
    <style:style style:name="T6" style:family="text">
      <style:text-properties fo:language="en" fo:country="US" officeooo:rsid="002f2b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P</text:span><text:span text:style-name="T2">ublic lighting is essential to the </text:span><text:span text:style-name="T3">society </text:span><text:span text:style-name="T2">quality of life, </text:span><text:span text:style-name="T3">since it </text:span><text:span text:style-name="T2">allows citizens to enjoy public spaces at night, providing greater </text:span><text:span text:style-name="T3">security</text:span><text:span text:style-name="T2">. “In 1417, the Mayor of London ordered all houses to hang lanterns outdoors after dark during the winter months. This marked the first organized public lighting. ” [ref]. From oil lamps to LED lamps, public lighting has </text:span><text:span text:style-name="T3">become </text:span><text:span text:style-name="T2">a more efficient, cheaper and less polluting way </text:span><text:span text:style-name="T3">of lighting the streets</text:span><text:span text:style-name="T2">. Currently, most of the lamps used in public lighting are </text:span><text:span text:style-name="T4">High Pressure Sodium (HPS). This is a gas-discharge lamp that uses sodium in to produce light at a distinctively yellow-orange, monochromatic glow. </text:span><text:span text:style-name="T5">These are more efficient than the older incandescent lights, have a cheaper price and have a higher lumen efficiency than older street light types. </text:span><text:span text:style-name="T6">However, these aren’t directional lights (have 360º light direction), have a higher maintenance cost and operation cost than the LED lamps. </text:span></text:p>
      <text:p text:style-name="P3"/>
      <text:p text:style-name="P2"><text:span text:style-name="T2">L</text:span><text:span text:style-name="T1">umen – (lm) measure of the total amount of visible light from a light source</text:span></text:p>
      <text:p text:style-name="P4">Lumens per Watt (lm/W) useful way to measure the efficacy of lighting products</text:p>
      <text:p text:style-name="P3">Gas-discharge lamps: family of artificial light sources that generate light by sending an electric discharge through an ionized gas</text:p>
      <text:p text:style-name="P3"/>
      <text:p text:style-name="P3"/>
      <text:p text:style-name="P1">“But while LEDs are cheaper than previous alternatives, they come with hidden costs. People tend to overuse them and over-illuminate areas, and without proper shielding, these much brighter bulbs cast large amounts of wasted light in all directions. What’s more, the inexpensive white LEDs often found in street lights emit wavelengths of blue light that bounce around in the atmosphere, potentially increasing sky glow. These wavelengths are also known to affect animals—including humans—more dramatically than lights emitting in other parts of the spectru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8:33:42.320740765</meta:creation-date>
    <dc:date>2021-11-01T00:14:36.190782299</dc:date>
    <meta:editing-duration>PT23M9S</meta:editing-duration>
    <meta:editing-cycles>5</meta:editing-cycles>
    <meta:generator>LibreOffice/6.4.7.2$Linux_X86_64 LibreOffice_project/40$Build-2</meta:generator>
    <meta:document-statistic meta:table-count="0" meta:image-count="0" meta:object-count="0" meta:page-count="1" meta:paragraph-count="5" meta:word-count="281" meta:character-count="1786" meta:non-whitespace-character-count="1510"/>
  </office:meta>
</office:document-meta>
</file>